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HK1" svg:font-family="'Noto Sans CJK HK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Mono CJK TC" svg:font-family="'Noto Sans Mono CJK TC'" style:font-family-generic="swiss" style:font-pitch="variable"/>
    <style:font-face style:name="Noto Sans CJK HK" svg:font-family="'Noto Sans CJK HK'" style:font-family-generic="system" style:font-pitch="variable"/>
    <style:font-face style:name="Noto Serif CJK TC" svg:font-family="'Noto Serif CJK TC'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P1" style:family="paragraph" style:parent-style-name="Standard">
      <style:text-properties style:font-name="Noto Sans Mono CJK TC" style:font-name-asian="Noto Sans Mono CJK T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 &lt;iostream&gt;</text:p>
      <text:p text:style-name="P1">#include &lt;queue&gt;</text:p>
      <text:p text:style-name="P1"/>
      <text:p text:style-name="P1">using namespace std;</text:p>
      <text:p text:style-name="P1"/>
      <text:p text:style-name="P1">struct Node{</text:p>
      <text:p text:style-name="P1"><text:s text:c="4"/>int ID;</text:p>
      <text:p text:style-name="P1"><text:s text:c="4"/>int X;</text:p>
      <text:p text:style-name="P1"><text:s text:c="4"/>int Y;</text:p>
      <text:p text:style-name="P1"><text:s text:c="4"/>char mark;</text:p>
      <text:p text:style-name="P1"><text:s text:c="4"/>struct Node *parent;</text:p>
      <text:p text:style-name="P1"><text:s text:c="4"/>struct Node *first;</text:p>
      <text:p text:style-name="P1"><text:s text:c="4"/>struct Node *second;</text:p>
      <text:p text:style-name="P1">};</text:p>
      <text:p text:style-name="P1"/>
      <text:p text:style-name="P1">struct Node* head = NULL;</text:p>
      <text:p text:style-name="P1">char check[3][3] = {0};</text:p>
      <text:p text:style-name="P1">int move = 0;</text:p>
      <text:p text:style-name="P1">int win = 0;</text:p>
      <text:p text:style-name="P1"/>
      <text:p text:style-name="P1">//pre-order</text:p>
      <text:p text:style-name="P1">void printnode(struct Node* ptr){</text:p>
      <text:p text:style-name="P1"><text:s text:c="4"/>if(!ptr)return;</text:p>
      <text:p text:style-name="P1"><text:s text:c="4"/>printnode(ptr-&gt;first);</text:p>
      <text:p text:style-name="P1"><text:s text:c="4"/>printnode(ptr-&gt;second);</text:p>
      <text:p text:style-name="P1">// <text:s/>cout &lt;&lt; "ID: " &lt;&lt; ptr-&gt;ID ;</text:p>
      <text:p text:style-name="P1"><text:s text:c="4"/>cout &lt;&lt; ptr-&gt;X &lt;&lt; " ";</text:p>
      <text:p text:style-name="P1"><text:s text:c="4"/>cout &lt;&lt; ptr-&gt;Y &lt;&lt; " " ;</text:p>
      <text:p text:style-name="P1"><text:s text:c="4"/>cout &lt;&lt; ptr-&gt;mark &lt;&lt; endl;</text:p>
      <text:p text:style-name="P1">}</text:p>
      <text:p text:style-name="P1"/>
      <text:p text:style-name="P1">//post-order</text:p>
      <text:p text:style-name="P1">void printnode2(struct Node* ptr){</text:p>
      <text:p text:style-name="P1"><text:s text:c="4"/>if(!ptr)return;</text:p>
      <text:p text:style-name="P1"><text:s text:c="4"/>cout &lt;&lt; "ID: " &lt;&lt; ptr-&gt;ID &lt;&lt; " ";</text:p>
      <text:p text:style-name="P1"><text:s text:c="4"/>cout &lt;&lt; "X:" &lt;&lt; ptr-&gt;X &lt;&lt; " ";</text:p>
      <text:p text:style-name="P1"><text:s text:c="4"/>cout &lt;&lt; "Y:" &lt;&lt; ptr-&gt;Y &lt;&lt; " " ;</text:p>
      <text:p text:style-name="P1"><text:s text:c="4"/>cout &lt;&lt; "Mark: " &lt;&lt; ptr-&gt;mark &lt;&lt; endl;</text:p>
      <text:p text:style-name="P1"><text:s text:c="4"/>printnode2(ptr-&gt;first);</text:p>
      <text:p text:style-name="P1"><text:s text:c="4"/>printnode2(ptr-&gt;second);</text:p>
      <text:p text:style-name="P1">}</text:p>
      <text:p text:style-name="P1"/>
      <text:p text:style-name="P1">// level-order traversal</text:p>
      <text:p text:style-name="P1">void traversal(Node* root)</text:p>
      <text:p text:style-name="P1">{</text:p>
      <text:p text:style-name="P1"><text:s text:c="4"/>queue&lt;Node*&gt; q;</text:p>
      <text:p text:style-name="P1"><text:s text:c="4"/>q.push(root);</text:p>
      <text:p text:style-name="P1"><text:s text:c="4"/>while (!q.empty())</text:p>
      <text:p text:style-name="P1"><text:s text:c="4"/>{</text:p>
      <text:p text:style-name="P1"><text:s text:c="8"/>Node* p = q.front(); q.pop();</text:p>
      <text:p text:style-name="P1"><text:s text:c="8"/>cout &lt;&lt; "ID: " &lt;&lt; p-&gt;ID &lt;&lt; " ";</text:p>
      <text:p text:style-name="P1"><text:s text:c="8"/>cout &lt;&lt; "X:" &lt;&lt; p-&gt;X &lt;&lt; " ";</text:p>
      <text:p text:style-name="P1"><text:s text:c="8"/>cout &lt;&lt; "Y:" &lt;&lt; p-&gt;Y &lt;&lt; " " ;</text:p>
      <text:p text:style-name="P1"><text:s text:c="8"/>cout &lt;&lt; "Mark: " &lt;&lt; p-&gt;mark &lt;&lt; endl;</text:p>
      <text:p text:style-name="P1"><text:s text:c="8"/>if (p-&gt;first) <text:s/>q.push(p-&gt;first);</text:p>
      <text:p text:style-name="P1"><text:s text:c="8"/>if (p-&gt;second) q.push(p-&gt;second);</text:p>
      <text:p text:style-name="P1"><text:s text:c="4"/>}</text:p>
      <text:p text:style-name="P1">}</text:p>
      <text:p text:style-name="P1"/>
      <text:p text:style-name="P1">void checkwin(struct Node* ptr){</text:p>
      <text:p text:style-name="P1"><text:s text:c="4"/>int i;</text:p>
      <text:p text:style-name="P1"><text:s text:c="4"/>if(win == 0){</text:p>
      <text:p text:style-name="P1"><text:s text:c="4"/>if(!ptr){</text:p>
      <text:p text:style-name="P1"><text:s text:c="8"/>if((check[0][0]==check[0][1])&amp;&amp;(check[0][1]==check[0][2])&amp;&amp;(check[0][0]!=0)||</text:p>
      <text:p text:style-name="P1"><text:s text:c="8"/>(check[1][0]==check[1][1])&amp;&amp;(check[1][1]==check[1][2])&amp;&amp;(check[1][0]!=0)||</text:p>
      <text:p text:style-name="P1"><text:s text:c="8"/>(check[2][0]==check[2][1])&amp;&amp;(check[2][1]==check[2][2])&amp;&amp;(check[2][0]!=0)||</text:p>
      <text:p text:style-name="P1"><text:s text:c="8"/>(check[0][0]==check[1][0])&amp;&amp;(check[1][0]==check[2][0])&amp;&amp;(check[0][0]!=0)||</text:p>
      <text:p text:style-name="P1"><text:s text:c="8"/>(check[1][0]==check[1][1])&amp;&amp;(check[1][1]==check[2][1])&amp;&amp;(check[1][0]!=0)||</text:p>
      <text:p text:style-name="P1"><text:s text:c="8"/>(check[2][0]==check[2][1])&amp;&amp;(check[2][1]==check[2][2])&amp;&amp;(check[2][0]!=0)||</text:p>
      <text:p text:style-name="P1"><text:s text:c="8"/>(check[0][0]==check[1][1])&amp;&amp;(check[1][1]==check[2][2])&amp;&amp;(check[0][0]!=0)||</text:p>
      <text:p text:style-name="P1"><text:s text:c="8"/>(check[2][0]==check[1][1])&amp;&amp;(check[1][1]==check[0][2])&amp;&amp;(check[2][0]!=0)){</text:p>
      <text:p text:style-name="P1"><text:s text:c="12"/>cout &lt;&lt; "Win" &lt;&lt; endl;</text:p>
      <text:p text:style-name="P1"><text:s text:c="12"/>for(int j=0; j&lt;3; j++){</text:p>
      <text:p text:style-name="P1"><text:s text:c="16"/>for(i=0; i&lt;2; i++){</text:p>
      <text:p text:style-name="P1"><text:s text:c="20"/>if(check[i][j]==0){</text:p>
      <text:p text:style-name="P1"><text:soft-page-break/><text:s text:c="24"/>cout &lt;&lt; "_";</text:p>
      <text:p text:style-name="P1"><text:s text:c="20"/>}else{</text:p>
      <text:p text:style-name="P1"><text:s text:c="24"/>cout &lt;&lt; check[i][j];</text:p>
      <text:p text:style-name="P1"><text:s text:c="20"/>}</text:p>
      <text:p text:style-name="P1"><text:s text:c="20"/>cout &lt;&lt; " ";</text:p>
      <text:p text:style-name="P1"><text:s text:c="16"/>}</text:p>
      <text:p text:style-name="P1"><text:s text:c="16"/>if(check[i][j]==0){</text:p>
      <text:p text:style-name="P1"><text:s text:c="20"/>cout &lt;&lt; "_";</text:p>
      <text:p text:style-name="P1"><text:s text:c="16"/>}else{</text:p>
      <text:p text:style-name="P1"><text:s text:c="20"/>cout &lt;&lt; check[i][j];</text:p>
      <text:p text:style-name="P1"><text:s text:c="16"/>}</text:p>
      <text:p text:style-name="P1"><text:s text:c="16"/>cout &lt;&lt; endl;</text:p>
      <text:p text:style-name="P1"><text:s text:c="12"/>}</text:p>
      <text:p text:style-name="P1"><text:s text:c="8"/>win = 1;</text:p>
      <text:p text:style-name="P1"><text:s text:c="8"/>}</text:p>
      <text:p text:style-name="P1"><text:s text:c="8"/>return;</text:p>
      <text:p text:style-name="P1"><text:s text:c="4"/>}</text:p>
      <text:p text:style-name="P1"><text:s text:c="4"/>check[ptr-&gt;X][ptr-&gt;Y] = ptr-&gt;mark;</text:p>
      <text:p text:style-name="P1"><text:s text:c="4"/>checkwin(ptr-&gt;first);</text:p>
      <text:p text:style-name="P1"><text:s text:c="4"/>checkwin(ptr-&gt;second);</text:p>
      <text:p text:style-name="P1"><text:s text:c="4"/>check[ptr-&gt;X][ptr-&gt;Y] = 0;</text:p>
      <text:p text:style-name="P1"><text:s text:c="4"/>}</text:p>
      <text:p text:style-name="P1">}</text:p>
      <text:p text:style-name="P1"/>
      <text:p text:style-name="P1">struct Node* foundptr;</text:p>
      <text:p text:style-name="P1">int finaldepth = 0;</text:p>
      <text:p text:style-name="P1"/>
      <text:p text:style-name="P1">void findID(struct Node* ptr, int id){</text:p>
      <text:p text:style-name="P1"><text:s text:c="4"/>if(ptr == NULL){</text:p>
      <text:p text:style-name="P1"><text:s text:c="8"/>return;</text:p>
      <text:p text:style-name="P1"><text:s text:c="4"/>}</text:p>
      <text:p text:style-name="P1"><text:s text:c="4"/>if(ptr-&gt;ID == id){</text:p>
      <text:p text:style-name="P1"><text:s text:c="8"/>foundptr = ptr;</text:p>
      <text:p text:style-name="P1"><text:s text:c="8"/>return;</text:p>
      <text:p text:style-name="P1"><text:s text:c="4"/>}</text:p>
      <text:p text:style-name="P1"><text:s text:c="4"/>findID(ptr-&gt;first, id);</text:p>
      <text:p text:style-name="P1"><text:s text:c="4"/>findID(ptr-&gt;second, id);</text:p>
      <text:p text:style-name="P1">}</text:p>
      <text:p text:style-name="P1"/>
      <text:p text:style-name="P1">bool findID2(struct Node* ptr, int id){</text:p>
      <text:p text:style-name="P1"><text:s text:c="4"/>if(ptr == NULL) return false;</text:p>
      <text:p text:style-name="P1"><text:s text:c="4"/>if(ptr-&gt;ID == id){</text:p>
      <text:p text:style-name="P1"><text:s text:c="8"/>return true;</text:p>
      <text:p text:style-name="P1"><text:s text:c="4"/>}</text:p>
      <text:p text:style-name="P1"><text:s text:c="4"/>int rs1 = findID2(ptr-&gt;first, id);</text:p>
      <text:p text:style-name="P1"><text:s text:c="4"/>int rs2 = findID2(ptr-&gt;second, id);</text:p>
      <text:p text:style-name="P1"><text:s text:c="4"/>return rs1||rs2;</text:p>
      <text:p text:style-name="P1">}</text:p>
      <text:p text:style-name="P1"/>
      <text:p text:style-name="P1">int dis[100] = {0};</text:p>
      <text:p text:style-name="P1"/>
      <text:p text:style-name="P1">int findDepth(struct Node* ptr){</text:p>
      <text:p text:style-name="P1"><text:s text:c="4"/>int depth = 0;</text:p>
      <text:p text:style-name="P1"><text:s text:c="4"/>while(ptr != head){</text:p>
      <text:p text:style-name="P1"><text:s text:c="8"/>dis[depth] = ptr-&gt;ID;</text:p>
      <text:p text:style-name="P1"><text:s text:c="8"/>depth++;</text:p>
      <text:p text:style-name="P1"><text:s text:c="8"/>ptr = ptr-&gt;parent;</text:p>
      <text:p text:style-name="P1"><text:s text:c="4"/>}</text:p>
      <text:p text:style-name="P1"><text:s text:c="4"/>depth++;</text:p>
      <text:p text:style-name="P1"><text:s text:c="4"/>return depth;</text:p>
      <text:p text:style-name="P1">}</text:p>
      <text:p text:style-name="P1"/>
      <text:p text:style-name="P1">void resetdis(int s[]){</text:p>
      <text:p text:style-name="P1"><text:s text:c="4"/>for(int i=0; i&lt;100; i++){</text:p>
      <text:p text:style-name="P1"><text:s text:c="8"/>s[i] = 0;</text:p>
      <text:p text:style-name="P1"><text:s text:c="4"/>}</text:p>
      <text:p text:style-name="P1">}</text:p>
      <text:p text:style-name="P1"/>
      <text:p text:style-name="P1">int findDis(int a, int b){</text:p>
      <text:p text:style-name="P1"><text:s text:c="4"/>int i=0, end=0, adep, bdep;</text:p>
      <text:p text:style-name="P1"><text:s text:c="4"/>int disa[100]={0};</text:p>
      <text:p text:style-name="P1"><text:s text:c="4"/>int disb[100]={0};</text:p>
      <text:p text:style-name="P1"><text:s text:c="4"/>findID(head, a);</text:p>
      <text:p text:style-name="P1"><text:s text:c="4"/>adep = findDepth(foundptr);</text:p>
      <text:p text:style-name="P1"><text:s text:c="4"/>for(i=0; i&lt;adep-1; i++){</text:p>
      <text:p text:style-name="P1"><text:s text:c="8"/>disa[i] = dis[adep-2-i];</text:p>
      <text:p text:style-name="P1"><text:s text:c="4"/>}</text:p>
      <text:p text:style-name="P1"><text:s text:c="4"/>resetdis(dis);</text:p>
      <text:p text:style-name="P1"><text:s text:c="4"/>findID(head, b);</text:p>
      <text:p text:style-name="P1"><text:s text:c="4"/>bdep = findDepth(foundptr);</text:p>
      <text:p text:style-name="P1"><text:s text:c="4"/>for(i=0; i&lt;bdep-1; i++){</text:p>
      <text:p text:style-name="P1"><text:s text:c="8"/>disb[i] = dis[bdep-2-i];</text:p>
      <text:p text:style-name="P1"><text:s text:c="4"/>}</text:p>
      <text:p text:style-name="P1"><text:s text:c="4"/>resetdis(dis);</text:p>
      <text:p text:style-name="P1"><text:soft-page-break/><text:s text:c="4"/>int dist=0;</text:p>
      <text:p text:style-name="P1"><text:s text:c="4"/>for(i=0; i&lt;adep-1; i++){</text:p>
      <text:p text:style-name="P1"><text:s text:c="8"/>if(disa[i] == disb[i]){</text:p>
      <text:p text:style-name="P1"><text:s text:c="12"/>bdep--;</text:p>
      <text:p text:style-name="P1"><text:s text:c="8"/>}else{</text:p>
      <text:p text:style-name="P1"><text:s text:c="12"/>dist++;</text:p>
      <text:p text:style-name="P1"><text:s text:c="8"/>}</text:p>
      <text:p text:style-name="P1"><text:s text:c="4"/>}</text:p>
      <text:p text:style-name="P1"><text:s text:c="4"/>dist = dist + bdep-1;</text:p>
      <text:p text:style-name="P1"><text:s text:c="4"/>return dist;</text:p>
      <text:p text:style-name="P1">}</text:p>
      <text:p text:style-name="P1"/>
      <text:p text:style-name="P1">void insert(int new_ID, int new_X, int new_Y, char new_mark, int new_parent){</text:p>
      <text:p text:style-name="P1"><text:s text:c="4"/>struct Node* new_node = new Node;</text:p>
      <text:p text:style-name="P1"><text:s text:c="4"/>new_node-&gt;ID = new_ID;</text:p>
      <text:p text:style-name="P1"><text:s text:c="4"/>new_node-&gt;X = new_X;</text:p>
      <text:p text:style-name="P1"><text:s text:c="4"/>new_node-&gt;Y = new_Y;</text:p>
      <text:p text:style-name="P1"><text:s text:c="4"/>new_node-&gt;mark = new_mark;</text:p>
      <text:p text:style-name="P1"><text:s text:c="4"/>struct Node* ptr = head;</text:p>
      <text:p text:style-name="P1"/>
      <text:p text:style-name="P1"><text:s text:c="4"/>findID(head, new_parent);</text:p>
      <text:p text:style-name="P1"/>
      <text:p text:style-name="P1"><text:s text:c="4"/>new_node-&gt;parent = foundptr;</text:p>
      <text:p text:style-name="P1"/>
      <text:p text:style-name="P1"><text:s text:c="4"/>if(foundptr-&gt;first==NULL){</text:p>
      <text:p text:style-name="P1"><text:s text:c="8"/>foundptr-&gt;first = new_node;</text:p>
      <text:p text:style-name="P1"><text:s text:c="4"/>}else{</text:p>
      <text:p text:style-name="P1"><text:s text:c="8"/>foundptr-&gt;second = new_node;</text:p>
      <text:p text:style-name="P1"><text:s text:c="4"/>}</text:p>
      <text:p text:style-name="P1">}</text:p>
      <text:p text:style-name="P1"/>
      <text:p text:style-name="P1">void insert2(int new_ID, int new_X, int new_Y, char new_mark, int new_parent, int child){</text:p>
      <text:p text:style-name="P1"><text:s text:c="4"/>struct Node* new_node = new Node;</text:p>
      <text:p text:style-name="P1"><text:s text:c="4"/>new_node-&gt;ID = new_ID;</text:p>
      <text:p text:style-name="P1"><text:s text:c="4"/>new_node-&gt;X = new_X;</text:p>
      <text:p text:style-name="P1"><text:s text:c="4"/>new_node-&gt;Y = new_Y;</text:p>
      <text:p text:style-name="P1"><text:s text:c="4"/>new_node-&gt;mark = new_mark;</text:p>
      <text:p text:style-name="P1"/>
      <text:p text:style-name="P1"><text:s text:c="4"/>findID(head, new_parent);</text:p>
      <text:p text:style-name="P1"/>
      <text:p text:style-name="P1"><text:s text:c="4"/>new_node-&gt;parent = foundptr;</text:p>
      <text:p text:style-name="P1"><text:s text:c="4"/>cout &lt;&lt; foundptr-&gt;first-&gt;ID &lt;&lt; endl;</text:p>
      <text:p text:style-name="P1"/>
      <text:p text:style-name="P1"><text:s text:c="4"/>if(foundptr-&gt;first-&gt;ID == child){</text:p>
      <text:p text:style-name="P1"><text:s text:c="8"/>foundptr-&gt;first-&gt;parent = new_node;</text:p>
      <text:p text:style-name="P1"><text:s text:c="8"/>new_node-&gt;first = foundptr-&gt;first;</text:p>
      <text:p text:style-name="P1"><text:s text:c="8"/>foundptr-&gt;first = new_node;</text:p>
      <text:p text:style-name="P1"><text:s text:c="4"/>}else{</text:p>
      <text:p text:style-name="P1"><text:s text:c="8"/>foundptr-&gt;second-&gt;parent == new_node;</text:p>
      <text:p text:style-name="P1"><text:s text:c="8"/>new_node-&gt;first = foundptr-&gt;second;</text:p>
      <text:p text:style-name="P1"><text:s text:c="8"/>foundptr-&gt;second = new_node;</text:p>
      <text:p text:style-name="P1"><text:s text:c="4"/>}</text:p>
      <text:p text:style-name="P1"/>
      <text:p text:style-name="P1">}</text:p>
      <text:p text:style-name="P1"/>
      <text:p text:style-name="P1">void delnode(int id){</text:p>
      <text:p text:style-name="P1"><text:s text:c="4"/>findID(head, id);</text:p>
      <text:p text:style-name="P1"><text:s text:c="4"/>struct Node* ptr = foundptr-&gt;parent;</text:p>
      <text:p text:style-name="P1"><text:s text:c="4"/>if(ptr-&gt;first == foundptr){</text:p>
      <text:p text:style-name="P1"><text:s text:c="8"/>ptr-&gt;first = foundptr-&gt;first;</text:p>
      <text:p text:style-name="P1"><text:s text:c="4"/>}else{</text:p>
      <text:p text:style-name="P1"><text:s text:c="8"/>ptr-&gt;second = foundptr-&gt;first;</text:p>
      <text:p text:style-name="P1"><text:s text:c="4"/>}</text:p>
      <text:p text:style-name="P1"><text:s text:c="4"/>foundptr-&gt;first-&gt;parent = ptr;</text:p>
      <text:p text:style-name="P1"><text:s text:c="4"/>delete foundptr;</text:p>
      <text:p text:style-name="P1">}</text:p>
      <text:p text:style-name="P1"/>
      <text:p text:style-name="P1"/>
      <text:p text:style-name="P1">int main(){</text:p>
      <text:p text:style-name="P1"><text:s text:c="4"/>int commandnum;</text:p>
      <text:p text:style-name="P1"><text:s text:c="4"/>int inID, inX, inY, inParent;</text:p>
      <text:p text:style-name="P1"><text:s text:c="4"/>char inTurn;</text:p>
      <text:p text:style-name="P1"><text:s text:c="4"/>int i;</text:p>
      <text:p text:style-name="P1"/>
      <text:p text:style-name="P1"/>
      <text:p text:style-name="P1"><text:s text:c="4"/>cin &gt;&gt; commandnum;</text:p>
      <text:p text:style-name="P1"><text:s text:c="4"/>cin &gt;&gt; inID &gt;&gt; inParent &gt;&gt; inX &gt;&gt; inY &gt;&gt; inTurn;</text:p>
      <text:p text:style-name="P1"/>
      <text:p text:style-name="P1"><text:s text:c="4"/>struct Node* new_node = new Node;</text:p>
      <text:p text:style-name="P1"><text:s text:c="4"/>new_node-&gt;ID = inID;</text:p>
      <text:p text:style-name="P1"><text:soft-page-break/><text:s text:c="4"/>new_node-&gt;X = inX;</text:p>
      <text:p text:style-name="P1"><text:s text:c="4"/>new_node-&gt;Y = inY;</text:p>
      <text:p text:style-name="P1"><text:s text:c="4"/>new_node-&gt;mark = inTurn;</text:p>
      <text:p text:style-name="P1"><text:s text:c="4"/>new_node-&gt;parent = new_node;</text:p>
      <text:p text:style-name="P1"><text:s text:c="4"/>head = new_node;</text:p>
      <text:p text:style-name="P1"/>
      <text:p text:style-name="P1">// <text:s/>cout &lt;&lt; head-&gt;ID &lt;&lt; head-&gt;X &lt;&lt; head-&gt;Y &lt;&lt; path[0][0] &lt;&lt; head-&gt;mark&lt;&lt; path[0][1]&lt;&lt; endl;</text:p>
      <text:p text:style-name="P1"/>
      <text:p text:style-name="P1"><text:s text:c="4"/>for(;commandnum&gt;1; commandnum--){</text:p>
      <text:p text:style-name="P1"><text:s text:c="8"/>cin &gt;&gt; inID &gt;&gt; inParent &gt;&gt; inX &gt;&gt; inY &gt;&gt; inTurn;</text:p>
      <text:p text:style-name="P1">// <text:s text:c="5"/>cout &lt;&lt;" "&lt;&lt; inID &lt;&lt;" "&lt;&lt; inParent &lt;&lt;" "&lt;&lt; inX &lt;&lt;" "&lt;&lt;inY &lt;&lt;" "&lt;&lt; inTurn &lt;&lt; endl;</text:p>
      <text:p text:style-name="P1"><text:s text:c="8"/>insert(inID, inX, inY, inTurn, inParent);</text:p>
      <text:p text:style-name="P1"><text:s text:c="4"/>}</text:p>
      <text:p text:style-name="P1"/>
      <text:p text:style-name="P1">// <text:s/>printnode(head);</text:p>
      <text:p text:style-name="P1"><text:s text:c="4"/>checkwin(head);</text:p>
      <text:p text:style-name="P1"/>
      <text:p text:style-name="P1"><text:s text:c="4"/>if(win == 0){</text:p>
      <text:p text:style-name="P1"><text:s text:c="8"/>cout &lt;&lt; "Tie" &lt;&lt; endl;</text:p>
      <text:p text:style-name="P1"><text:s text:c="8"/>printnode(head);</text:p>
      <text:p text:style-name="P1"><text:s text:c="4"/>}</text:p>
      <text:p text:style-name="P1"/>
      <text:p text:style-name="P1">// <text:s/>traversal(head);</text:p>
      <text:p text:style-name="P1">/*</text:p>
      <text:p text:style-name="P1"><text:s text:c="4"/>insert2(12, 1, 0, 'O', 8, 11);</text:p>
      <text:p text:style-name="P1"/>
      <text:p text:style-name="P1"><text:s text:c="4"/>for(i=0; i&lt;13; i++){</text:p>
      <text:p text:style-name="P1"><text:s text:c="8"/>findID(head, i);</text:p>
      <text:p text:style-name="P1"><text:s text:c="8"/>cout &lt;&lt; i &lt;&lt; "'s depth is " &lt;&lt; findDepth(foundptr) &lt;&lt; endl;</text:p>
      <text:p text:style-name="P1"><text:s text:c="4"/>}</text:p>
      <text:p text:style-name="P1"><text:s text:c="4"/></text:p>
      <text:p text:style-name="P1"><text:s text:c="4"/>cout &lt;&lt; "14 is in tree? " &lt;&lt; findID2(head, 14) &lt;&lt; endl;</text:p>
      <text:p text:style-name="P1"><text:s text:c="4"/>cout &lt;&lt; "8 is in tree? " &lt;&lt; findID2(head, 8) &lt;&lt; endl;</text:p>
      <text:p text:style-name="P1"><text:s text:c="4"/>cout &lt;&lt; "12 is in tree? " &lt;&lt; findID2(head, 12) &lt;&lt; endl;</text:p>
      <text:p text:style-name="P1"/>
      <text:p text:style-name="P1"><text:s text:c="4"/>printnode2(head);</text:p>
      <text:p text:style-name="P1"/>
      <text:p text:style-name="P1"><text:s text:c="4"/>delnode(8);</text:p>
      <text:p text:style-name="P1"><text:s text:c="4"/>cout &lt;&lt; "14 is in tree? " &lt;&lt; findID2(head, 14) &lt;&lt; endl;</text:p>
      <text:p text:style-name="P1"><text:s text:c="4"/>cout &lt;&lt; "8 is in tree? " &lt;&lt; findID2(head, 8) &lt;&lt; endl;</text:p>
      <text:p text:style-name="P1"><text:s text:c="4"/>cout &lt;&lt; "12 is in tree? " &lt;&lt; findID2(head, 12) &lt;&lt; endl;</text:p>
      <text:p text:style-name="P1"/>
      <text:p text:style-name="P1"><text:s text:c="4"/>printnode2(head);</text:p>
      <text:p text:style-name="P1"/>
      <text:p text:style-name="P1"><text:s text:c="4"/>cout &lt;&lt; findDis(12, 6) &lt;&lt; endl;</text:p>
      <text:p text:style-name="P1"><text:s text:c="4"/>cout &lt;&lt; findDis(12, 4) &lt;&lt; endl;</text:p>
      <text:p text:style-name="P1">*/</text:p>
      <text:p text:style-name="P1">} <text:s text:c="8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HK1" svg:font-family="'Noto Sans CJK HK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Mono CJK TC" svg:font-family="'Noto Sans Mono CJK TC'" style:font-family-generic="swiss" style:font-pitch="variable"/>
    <style:font-face style:name="Noto Sans CJK HK" svg:font-family="'Noto Sans CJK HK'" style:font-family-generic="system" style:font-pitch="variable"/>
    <style:font-face style:name="Noto Serif CJK TC" svg:font-family="'Noto Serif CJK TC'" style:font-family-generic="system" style:font-pitch="variable"/>
    <style:font-face style:name="思源黑體" svg:font-family="思源黑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erif CJK TC" style:font-size-asian="10.5pt" style:language-asian="zh" style:country-asian="TW" style:font-name-complex="Noto Sans CJK HK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erif CJK TC" style:font-size-asian="10.5pt" style:language-asian="zh" style:country-asian="TW" style:font-name-complex="Noto Sans CJK H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思源黑體" style:font-family-asian="思源黑體" style:font-family-generic-asian="system" style:font-pitch-asian="variable" style:font-size-asian="14pt" style:font-name-complex="Noto Sans CJK HK" style:font-family-complex="'Noto Sans CJK H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HK1" style:font-family-complex="'Noto Sans CJK H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HK1" style:font-family-complex="'Noto Sans CJK H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HK1" style:font-family-complex="'Noto Sans CJK HK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>
        <style:columns fo:column-count="2" fo:column-gap="0.497cm">
          <style:column style:rel-width="4985*" fo:start-indent="0cm" fo:end-indent="0.249cm"/>
          <style:column style:rel-width="4987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0:47:05.517738524</meta:creation-date>
    <dc:date>2019-05-06T10:51:21.256762022</dc:date>
    <meta:editing-duration>PT4M19S</meta:editing-duration>
    <meta:editing-cycles>1</meta:editing-cycles>
    <meta:document-statistic meta:table-count="0" meta:image-count="0" meta:object-count="0" meta:page-count="4" meta:paragraph-count="248" meta:word-count="790" meta:character-count="6687" meta:non-whitespace-character-count="4818"/>
    <meta:generator>LibreOffice/6.2.3.2$Linux_X86_64 LibreOffice_project/20$Build-2</meta:generator>
  </office:meta>
</office:document-meta>
</file>